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e73e2d" draw:stroke="none" fo:margin="1.000000000000000pt" style:wrap="biggest" style:wrap-dynamic-threshold="0.000000000000000pt" svg:fill-rule="evenodd"/>
    </style:style>
    <style:style style:name="gr3"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608000000pt"/>
    </style:style>
    <style:style style:name="gr4"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344000000pt"/>
    </style:style>
    <style:style style:name="gr5"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416000000pt"/>
    </style:style>
    <style:style style:name="gr6"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440000000pt"/>
    </style:style>
    <style:style style:name="gr7"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032000000pt"/>
    </style:style>
    <style:style style:name="gr8"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152000000pt"/>
    </style:style>
    <style:style style:name="gr9"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488000000pt"/>
    </style:style>
    <style:style style:name="gr10"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392000000pt"/>
    </style:style>
    <style:style style:name="gr11"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8584000000pt"/>
    </style:style>
    <style:style style:name="gr12"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888000000pt"/>
    </style:style>
    <style:style style:name="gr13"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704000000pt"/>
    </style:style>
    <style:style style:name="gr14" style:family="graphic">
      <style:graphic-properties draw:fill="solid" draw:fill-color="#fec74a" draw:stroke="solid" draw:stroke-linejoin="miter" fo:margin="1.000000000000000pt" style:wrap="biggest" style:wrap-dynamic-threshold="0.000000000000000pt" svg:fill-rule="evenodd" svg:stroke-color="#d8aa3f" svg:stroke-opacity="1" svg:stroke-width="0.325217744000000pt"/>
    </style:style>
    <style:style style:name="gr15" style:family="graphic">
      <style:graphic-properties draw:fill="solid" draw:fill-color="#fec74a" draw:stroke="solid" draw:stroke-linejoin="miter" fo:margin="1.000000000000000pt" style:wrap="biggest" style:wrap-dynamic-threshold="0.000000000000000pt" svg:fill-rule="evenodd" svg:stroke-color="#d8aa3f" svg:stroke-opacity="1" svg:stroke-width="0.949584008000000pt"/>
    </style:style>
    <style:style style:name="gr16" style:family="graphic">
      <style:graphic-properties draw:fill="solid" draw:fill-color="#005989" draw:stroke="none" fo:margin="1.000000000000000pt" style:wrap="biggest" style:wrap-dynamic-threshold="0.000000000000000pt" svg:fill-rule="evenodd"/>
    </style:style>
    <style:style style:name="gr17" style:family="graphic">
      <style:graphic-properties draw:fill="solid" draw:fill-color="#ffffff" draw:stroke="none" fo:margin="1.000000000000000pt" style:wrap="biggest" style:wrap-dynamic-threshold="0.000000000000000pt" svg:fill-rule="evenodd"/>
    </style:style>
    <style:style style:name="gr18" style:family="graphic">
      <style:graphic-properties draw:fill="solid" draw:fill-color="#ffc84b" draw:stroke="solid" draw:stroke-linejoin="miter" fo:margin="1.000000000000000pt" style:wrap="biggest" style:wrap-dynamic-threshold="0.000000000000000pt" svg:fill-rule="evenodd" svg:stroke-color="#d8aa3f" svg:stroke-opacity="1" svg:stroke-width="0.325217600000000pt"/>
    </style:style>
    <style:style style:name="gr19" style:family="graphic">
      <style:graphic-properties draw:fill="solid" draw:fill-color="#ffc84b" draw:stroke="solid" draw:stroke-linejoin="round" fo:margin="1.000000000000000pt" style:wrap="biggest" style:wrap-dynamic-threshold="0.000000000000000pt" svg:fill-rule="evenodd" svg:stroke-color="#d8aa3f" svg:stroke-opacity="1" svg:stroke-width="0.325217608000000pt"/>
    </style:style>
    <style:style style:name="gr20" style:family="graphic">
      <style:graphic-properties draw:fill="solid" draw:fill-color="#ffc84b" draw:stroke="solid" draw:stroke-linejoin="miter" fo:margin="1.000000000000000pt" style:wrap="biggest" style:wrap-dynamic-threshold="0.000000000000000pt" svg:fill-rule="evenodd" svg:stroke-color="#d8aa3f" svg:stroke-opacity="1" svg:stroke-width="1.304216000000000pt"/>
    </style:style>
    <style:style style:name="gr21" style:family="graphic">
      <style:graphic-properties draw:fill="none" draw:stroke="solid" draw:stroke-linejoin="miter" fo:margin="1.000000000000000pt" style:wrap="biggest" style:wrap-dynamic-threshold="0.000000000000000pt" svg:fill-rule="nonzero" svg:stroke-color="#d9a43e" svg:stroke-opacity="1" svg:stroke-width="0.3252176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74" draw:layer="" svg:width="163.23990400000pt" svg:height="59.86068720000pt" svg:x="0.33633198400pt" svg:y="0.00000000000pt"/>
          <draw:path draw:style-name="gr3" draw:id="shape3" draw:name="path605" draw:layer="" svg:width="12.04985948802pt" svg:height="10.03343990904pt" svg:x="60.29471200000pt" svg:y="45.08243040000pt" svg:viewBox="0 0 12 10" svg:d="M11.5824 10.0334C7.92789 7.06485 1.12118 8.06897 0 0C5.21187 4.20023 4.26578 -0.240016 12.0499 3.7619Z" koffice:nodeTypes="cccc"/>
          <draw:path draw:style-name="gr4" draw:id="shape4" draw:name="path564" draw:layer="" svg:width="10.87240768739pt" svg:height="13.44516714646pt" svg:x="64.77896952099pt" svg:y="38.21563840000pt" svg:viewBox="0 0 11 13" svg:d="M8.50599 13.4452C5.81625 9.39347 -1.17994 8.16118 0.171515 0C4.01751 5.746 4.43768 1.1485 10.8724 7.53524Z" koffice:nodeTypes="cccc"/>
          <draw:path draw:style-name="gr5" draw:id="shape5" draw:name="path565" draw:layer="" svg:width="8.32389920381pt" svg:height="15.85465498016pt" svg:x="70.33035935822pt" svg:y="33.40904640000pt" svg:viewBox="0 0 8 16" svg:d="M4.07195 15.8547C3.13263 11.0065 -2.67532 7.08927 1.48331 0C2.84357 6.88806 4.88134 2.75952 8.3239 11.2697Z" koffice:nodeTypes="cccc"/>
          <draw:path draw:style-name="gr5" draw:id="shape6" draw:name="path566" draw:layer="" svg:width="6.44183532547pt" svg:height="15.02164347795pt" svg:x="76.26791829684pt" svg:y="30.90531840000pt" svg:viewBox="0 0 6 15" svg:d="M1.09195 15.0216C1.58897 10.3824 -2.80269 5.07254 3.17592 0C2.49423 6.59904 5.61136 3.52619 6.44184 12.2242Z" koffice:nodeTypes="cccc"/>
          <draw:path draw:style-name="gr3" draw:id="shape7" draw:name="path567" draw:layer="" svg:width="8.67225851135pt" svg:height="13.51442686609pt" svg:x="79.93450640000pt" svg:y="31.21199040000pt" svg:viewBox="0 0 9 14" svg:d="M0 13.5144C2.53314 9.27694 0.520591 2.26817 8.67226 0C5.09403 6.03867 9.5325 4.44506 6.52821 13.1569Z" koffice:nodeTypes="cccc"/>
          <draw:path draw:style-name="gr6" draw:id="shape8" draw:name="path568" draw:layer="" svg:width="12.20265243447pt" svg:height="11.21335036010pt" svg:x="83.60675200000pt" svg:y="35.03226873013pt" svg:viewBox="0 0 12 11" svg:d="M0 9.61394C3.65526 6.54893 4.00352 -0.345663 12.2027 0.0135117C7.02278 4.39061 11.5995 4.2637 6.10893 11.2134Z" koffice:nodeTypes="cccc"/>
          <draw:path draw:style-name="gr7" draw:id="shape9" draw:name="path569" draw:layer="" svg:width="14.98222487520pt" svg:height="9.90148141823pt" svg:x="86.82948800000pt" svg:y="40.25778889783pt" svg:viewBox="0 0 15 10" svg:d="M0 6.55841C4.54729 4.60091 7.05428 -2.08278 14.9822 0.645144C8.52764 3.45229 13.0558 4.65284 5.48857 9.90148Z" koffice:nodeTypes="cccc"/>
          <draw:path draw:style-name="gr8" draw:id="shape10" draw:name="path570" draw:layer="" svg:width="15.15138887295pt" svg:height="8.46321470993pt" svg:x="89.54970400000pt" svg:y="46.28019459871pt" svg:viewBox="0 0 15 8" svg:d="M0 3.61129C4.64346 2.94239 8.74627 -2.98523 15.1514 1.93929C8.5525 2.91709 12.3093 5.37517 4.03395 8.46321Z" koffice:nodeTypes="cccc"/>
          <draw:path draw:style-name="gr5" draw:id="shape11" draw:name="path598" draw:layer="" svg:width="21.77479132069pt" svg:height="6.77909543104pt" svg:x="84.64777600000pt" svg:y="50.70350240000pt" svg:viewBox="0 0 22 7" svg:d="M21.7748 0L0 0.510825L0.914253 6.7791Z" koffice:nodeTypes="cccc"/>
          <draw:path draw:style-name="gr9" draw:id="shape12" draw:name="path597" draw:layer="" svg:width="20.56780177516pt" svg:height="14.61297461897pt" svg:x="83.03766400000pt" svg:y="42.65854240000pt" svg:viewBox="0 0 21 15" svg:d="M20.5678 0L0 7.95367L3.44354 14.613Z" koffice:nodeTypes="cccc"/>
          <draw:path draw:style-name="gr10" draw:id="shape13" draw:name="path596" draw:layer="" svg:width="16.19072903665pt" svg:height="19.10177593011pt" svg:x="81.62070400000pt" svg:y="35.76730240000pt" svg:viewBox="0 0 16 19" svg:d="M5.63572 19.1018L16.1907 0L0 15.0215L5.63572 19.1018Z" koffice:nodeTypes="ccccc"/>
          <draw:path draw:style-name="gr11" draw:id="shape14" draw:name="path595" draw:layer="" svg:width="10.04166828569pt" svg:height="21.76952739120pt" svg:x="79.86684240000pt" svg:y="31.86694240000pt" svg:viewBox="0 0 10 22" svg:d="M6.81931 21.7695L10.0417 0L0 19.346Z" koffice:nodeTypes="cccc"/>
          <draw:path draw:style-name="gr3" draw:id="shape15" draw:name="path594" draw:layer="" svg:width="7.87933062908pt" svg:height="21.26074872320pt" svg:x="78.31827120000pt" svg:y="29.97879840000pt" svg:viewBox="0 0 8 21" svg:d="M7.87933 21.1682L4.14214 0L0 21.2607Z" koffice:nodeTypes="cccc"/>
          <draw:path draw:style-name="gr12" draw:id="shape16" draw:name="path604" draw:layer="" svg:width="10.43114887194pt" svg:height="21.71872483582pt" svg:x="73.70834080000pt" svg:y="31.68286240000pt" svg:viewBox="0 0 10 22" svg:d="M10.4311 17.8676L0 0L4.00861 21.7187Z" koffice:nodeTypes="cccc"/>
          <draw:path draw:style-name="gr13" draw:id="shape17" draw:name="path603" draw:layer="" svg:width="15.68181700874pt" svg:height="19.28349769566pt" svg:x="66.49640080000pt" svg:y="36.15602240000pt" svg:viewBox="0 0 16 19" svg:d="M15.6818 13.4743L0 0L11.1505 19.2835Z" koffice:nodeTypes="cccc"/>
          <draw:path draw:style-name="gr3" draw:id="shape18" draw:name="path601" draw:layer="" svg:width="19.24777564240pt" svg:height="14.08253729280pt" svg:x="60.92706960000pt" svg:y="42.75222240000pt" svg:viewBox="0 0 19 14" svg:d="M0 0L16.6827 14.0825L19.2478 6.71603Z" koffice:nodeTypes="cccc"/>
          <draw:path draw:style-name="gr14" draw:id="shape19" draw:name="path600" draw:layer="" svg:width="19.96404897048pt" svg:height="6.30323715930pt" svg:x="57.77173200000pt" svg:y="50.66710240000pt" svg:viewBox="0 0 20 6" svg:d="M19.964 0.266489L0 0L19.8804 6.30324Z" koffice:nodeTypes="cccc"/>
          <draw:path draw:style-name="gr15" draw:id="shape20" draw:name="path575" draw:layer="" svg:width="70.00439945403pt" svg:height="70.05623145732pt" draw:transform="matrix(0.34248555000 0.00000000000 0.00000000000 0.34248555000 69.99620294888pt 42.54672564733pt)" svg:viewBox="0 0 70 70" svg:d="M70.0044 35.0282C70.0116 54.3715 54.3384 70.0562 35.0022 70.0562C15.666 70.0562 -0.00715818 54.3715 2.45265e-06 35.0282C-0.00715818 15.6847 15.666 0 35.0022 0C54.3384 0 70.0116 15.6847 70.0044 35.0282Z" koffice:nodeTypes="ccccc"/>
          <draw:rect draw:style-name="gr16" draw:id="shape21" draw:name="rect586" draw:layer="" svg:width="163.15016000000pt" svg:height="40.74281600000pt" svg:x="0.17102817600pt" svg:y="59.25715360000pt"/>
          <draw:path draw:style-name="gr17" draw:id="shape22" draw:name="path573" draw:layer="" svg:width="163.12283500095pt" svg:height="14.14530636538pt" svg:x="0.00001304000pt" svg:y="80.21971200000pt" svg:viewBox="0 0 163 14" svg:d="M0.0778344 8.20848C3.1034 9.57937 7.43769 13.0106 12.074 13.0076C19.8311 12.9584 20.0378 7.80599 27.8956 8.05106C35.7739 8.24737 34.3488 13.6715 44.9871 13.6445C53.7764 13.6221 56.6158 7.06975 64.1922 7.85474C69.8031 7.57204 72.0994 14.0594 80.7238 14.1417C89.6686 14.329 92.953 7.07102 98.5642 7.67183C104.542 7.67183 106.5 13.5174 114.886 13.5597C125.568 13.6125 127.446 7.47552 134.128 7.86813C138.884 7.76986 142.635 12.3659 149.604 12.4803C155.166 12.573 159.822 8.45683 162.967 6.98486L163.123 0C159.826 1.20011 154.911 5.13493 149.996 5.17813C142.923 5.43154 138.548 0.636447 133.633 0.679641C127.744 0.731459 125.397 6.61321 115.408 6.61321C106.282 6.61321 104.187 0.679641 98.2986 0.679641C92.5425 0.722835 90.779 7.13317 80.8139 7.01442C72.685 6.91866 69.5177 0.89541 63.7613 0.93862C57.659 0.93862 51.3488 6.79563 44.5917 6.5129C35.2656 6.12711 33.2507 0.93862 27.1484 0.93862C22.5876 0.93862 17.6656 5.80067 12.1714 5.88178C6.70711 5.96415 0.568557 1.04371 0 0.93862L0.0778341 8.20847Z" koffice:nodeTypes="cccccccccccccccccccccccc"/>
          <draw:path draw:style-name="gr17" draw:id="shape23" draw:name="path578" draw:layer="" svg:width="163.12283300631pt" svg:height="14.14528519373pt" svg:x="0.00001504000pt" svg:y="65.97511040000pt" svg:viewBox="0 0 163 14" svg:d="M0.0778344 8.20843C3.1034 9.57933 7.43769 13.0106 12.074 13.0076C19.8311 12.9584 20.0378 7.80597 27.8956 8.05103C35.7739 8.24735 34.3488 13.6715 44.9871 13.6445C53.7764 13.622 56.6158 7.06974 64.1922 7.85473C69.8031 7.57201 72.0994 14.0594 80.7238 14.1417C89.6686 14.3289 92.953 7.071 98.5642 7.6718C104.542 7.6718 106.5 13.5174 114.886 13.5597C125.568 13.6125 127.446 7.47549 134.128 7.86812C138.884 7.76982 142.635 12.3659 149.604 12.4803C155.166 12.573 159.822 8.45679 162.967 6.98484L163.123 0C159.826 1.2001 154.911 5.1349 149.996 5.17811C142.923 5.43152 138.548 0.636423 133.633 0.679632C127.744 0.73145 125.397 6.61319 115.408 6.61319C106.282 6.61319 104.187 0.679632 98.2986 0.679632C92.5425 0.722827 90.779 7.13315 80.8139 7.0144C72.685 6.91864 69.5177 0.895401 63.7613 0.938603C57.659 0.938603 51.3488 6.79561 44.5917 6.51289C35.2656 6.12709 33.2507 0.938603 27.1484 0.938603C22.5876 0.938603 17.6656 5.80066 12.1714 5.88176C6.70711 5.96412 0.568557 1.04371 0 0.938603L0.0778341 8.20843Z" koffice:nodeTypes="cccccccccccccccccccccccc"/>
          <draw:path draw:style-name="gr17" draw:id="shape24" draw:name="path579" draw:layer="" svg:width="163.41235934995pt" svg:height="14.14529140573pt" svg:x="0.00000000000pt" svg:y="51.88359040000pt" svg:viewBox="0 0 163 14" svg:d="M0.0779727 8.20844C3.10891 9.57934 7.45089 13.0106 12.0955 13.0076C19.8664 12.9584 20.0733 7.80597 27.9451 8.05104C35.8374 8.24735 34.4099 13.6715 45.0669 13.6445C53.8719 13.6221 56.7163 7.06974 64.3061 7.85473C69.927 7.57202 72.2275 14.0594 80.8671 14.1417C89.8279 14.329 93.1181 7.071 98.7393 7.67181C104.728 7.67181 106.689 13.5174 115.09 13.5597C125.791 13.6125 127.672 7.4755 134.367 7.86812C139.131 7.76985 142.888 12.3659 149.87 12.4803C155.442 12.573 160.105 8.4568 163.257 6.98485L163.412 0C160.11 1.20011 155.186 5.13492 150.263 5.17812C143.177 5.43153 138.794 0.636431 133.87 0.679633C127.971 0.73145 125.62 6.6132 115.613 6.6132C106.471 6.6132 104.372 0.679633 98.4732 0.679633C92.7068 0.722827 90.9402 7.13316 80.9574 7.01441C72.8141 6.91866 69.6412 0.895402 63.8746 0.938604C57.7614 0.938604 51.44 6.79561 44.6709 6.51289C35.3282 6.12709 33.3097 0.938604 27.1965 0.938604C22.6277 0.938604 17.697 5.80067 12.193 5.88176C6.71903 5.96413 0.569567 1.04371 0 0.938604Z" koffice:nodeTypes="ccccccccccccccccccccccc"/>
          <draw:path draw:style-name="gr18" draw:id="shape25" draw:name="path587" draw:layer="" svg:width="24.32168303866pt" svg:height="10.97122668334pt" svg:x="59.14344160000pt" svg:y="12.23440640000pt" svg:viewBox="0 0 24 11" svg:d="M0 2.72406C11.7606 1.86892 9.6171 0.802293 14.3508 0C20.3159 0.870971 20.9979 4.70606 24.3217 7.05898C24.3217 7.05898 23.0725 11.5446 18.9843 10.9097C18.4346 9.11019 20.9633 8.55399 13.6871 3.84356C9.45698 3.57622 1.8877 4.63194 0 2.72407Z" koffice:nodeTypes="ccccccc"/>
          <draw:path draw:style-name="gr18" draw:id="shape26" draw:name="path591" draw:layer="" svg:width="8.19800777147pt" svg:height="2.08749621590pt" svg:x="87.51794400000pt" svg:y="21.46200640000pt" svg:viewBox="0 0 8 2" svg:d="M8.19801 0L0 0.294948L0 2.06525C5.52965 2.21977 6.52638 1.57346 8.19801 0Z" koffice:nodeTypes="cccc"/>
          <draw:path draw:style-name="gr19" draw:id="shape27" draw:name="path590" draw:layer="" svg:width="30.54687682448pt" svg:height="8.98920701624pt" svg:x="66.57115120000pt" svg:y="17.82333862021pt" svg:viewBox="0 0 31 9" svg:d="M0 3.28156C1.48606 2.51633 2.22522 2.82861 3.51267 2.77817C4.39878 4.39391 5.23479 4.54551 7.17411 4.74755C10.1333 8.93878 14.2963 8.98921 14.898 8.98921C20.6994 8.83762 22.5386 4.74755 26.434 4.29303L30.5469 4.29303C29.8614 3.11489 29.3263 2.44145 27.8385 2.3741C24.7788 2.20587 20.8168 2.29012 17.3559 3.08109L12.4908 4.29303C11.0695 3.60295 7.59224 -0.0664283 5.36857 0.00091523C4.06459 0.354279 4.06459 0.808783 3.41246 1.31373C2.15859 1.8525 0.904447 1.5943 0 3.28156Z" koffice:nodeTypes="cccccccccccc"/>
          <draw:path draw:style-name="gr20" draw:id="shape28" draw:name="path589" draw:layer="" svg:width="4.94337091588pt" svg:height="4.95929860775pt" draw:transform="matrix(0.24935788000 0.00000000000 0.00000000000 0.24935788000 71.23802962594pt 18.69561657127pt)" svg:viewBox="0 0 5 5" svg:d="M4.94337 2.47965C4.94479 3.36507 4.474 4.18384 3.70868 4.62696C2.94335 5.07008 2.00003 5.07008 1.2347 4.62696C0.469374 4.18384 -0.00141523 3.36507 3.19611e-06 2.47965C-0.00141523 1.59423 0.469374 0.775461 1.2347 0.33234C2.00003 -0.11078 2.94335 -0.11078 3.70868 0.33234C4.474 0.775461 4.94479 1.59423 4.94337 2.47965Z" koffice:nodeTypes="ccccccc"/>
          <draw:path draw:style-name="gr18" draw:id="shape29" draw:name="path588" draw:layer="" svg:width="26.08979364210pt" svg:height="12.07797545077pt" svg:x="76.47500220072pt" svg:y="11.05373440000pt" svg:viewBox="0 0 26 12" svg:d="M0.00121518 9.64291C8.62693 -0.55196 16.1598 0.697923 25.9776 0C26.3088 1.18518 26.1929 2.95468 21.5075 4.52931C15.1005 5.45468 3.627 12.078 3.57738 12.078C1.44135 11.9807 -0.0486559 9.78913 0.00121518 9.64291Z" koffice:nodeTypes="ccccc"/>
          <draw:path draw:style-name="gr21" draw:id="shape30" draw:name="path592" draw:layer="" svg:width="6.47157000000pt" svg:height="0.28047200000pt" svg:x="94.50526400000pt" svg:y="14.16724640000pt" svg:viewBox="0 0 6 0" svg:d="M0 0L6.47157 0.280472" koffice:nodeTypes="cc"/>
          <draw:path draw:style-name="gr21" draw:id="shape31" draw:name="path593" draw:layer="" svg:width="4.71722000000pt" svg:height="0.38479200000pt" svg:x="93.80148800000pt" svg:y="15.22303040000pt" svg:viewBox="0 0 5 0" svg:d="M0 0L4.71722 0.384792" koffice:nodeTypes="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1:50</dc:date>
    <meta:creation-date>2011-05-22T06:10:52</meta:creation-date>
    <dc:creator>Yue Liu</dc:creator>
  </office:meta>
</office:document-meta>
</file>